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7c915" officeooo:paragraph-rsid="0007c915"/>
    </style:style>
    <style:style style:name="P2" style:family="paragraph" style:parent-style-name="Standard">
      <style:paragraph-properties fo:text-align="start" style:justify-single-word="false"/>
      <style:text-properties officeooo:rsid="0007c915" officeooo:paragraph-rsid="0007c915"/>
    </style:style>
    <style:style style:name="P3" style:family="paragraph" style:parent-style-name="Standard">
      <style:paragraph-properties fo:text-align="start" style:justify-single-word="false"/>
      <style:text-properties officeooo:rsid="0007c915" officeooo:paragraph-rsid="0009613d"/>
    </style:style>
    <style:style style:name="P4" style:family="paragraph" style:parent-style-name="Standard">
      <style:paragraph-properties fo:text-align="start" style:justify-single-word="false"/>
      <style:text-properties style:font-name="Liberation Serif" officeooo:rsid="0007c915" officeooo:paragraph-rsid="0007c915"/>
    </style:style>
    <style:style style:name="P5" style:family="paragraph" style:parent-style-name="Standard">
      <style:paragraph-properties fo:text-align="start" style:justify-single-word="false"/>
      <style:text-properties style:font-name="Liberation Serif" officeooo:rsid="0009613d" officeooo:paragraph-rsid="0009613d"/>
    </style:style>
    <style:style style:name="P6" style:family="paragraph" style:parent-style-name="Standard">
      <style:paragraph-properties fo:text-align="start" style:justify-single-word="false"/>
      <style:text-properties style:font-name="Liberation Serif" officeooo:rsid="000b45fe" officeooo:paragraph-rsid="000b45fe"/>
    </style:style>
    <style:style style:name="P7" style:family="paragraph" style:parent-style-name="Standard">
      <style:paragraph-properties fo:text-align="start" style:justify-single-word="false"/>
      <style:text-properties officeooo:rsid="0009613d" officeooo:paragraph-rsid="0009613d"/>
    </style:style>
    <style:style style:name="P8" style:family="paragraph" style:parent-style-name="Text_20_body">
      <style:paragraph-properties fo:text-align="start" style:justify-single-word="false"/>
      <style:text-properties style:font-name="Liberation Serif" fo:font-size="12pt" officeooo:rsid="000e2005" officeooo:paragraph-rsid="000e2005" style:font-size-asian="12pt" style:font-size-complex="12pt"/>
    </style:style>
    <style:style style:name="P9" style:family="paragraph" style:parent-style-name="Heading_20_1">
      <style:paragraph-properties fo:text-align="start" style:justify-single-word="false"/>
      <style:text-properties style:font-name="Liberation Serif" fo:font-size="12pt" officeooo:rsid="000e2005" officeooo:paragraph-rsid="000e2005" style:font-size-asian="12pt" style:font-size-complex="12pt"/>
    </style:style>
    <style:style style:name="P10" style:family="paragraph" style:parent-style-name="Heading_20_1">
      <style:text-properties fo:font-size="12pt" style:font-size-asian="12pt" style:font-size-complex="12pt"/>
    </style:style>
    <style:style style:name="P11" style:family="paragraph" style:parent-style-name="Heading_20_2">
      <style:paragraph-properties fo:text-align="start" style:justify-single-word="false"/>
      <style:text-properties style:font-name="Liberation Serif" fo:font-size="12pt" officeooo:rsid="000e2005" officeooo:paragraph-rsid="000e2005" style:font-size-asian="12pt" style:font-size-complex="12pt"/>
    </style:style>
    <style:style style:name="P12" style:family="paragraph" style:parent-style-name="Standard">
      <style:paragraph-properties fo:text-align="start" style:justify-single-word="false"/>
      <style:text-properties style:font-name="Liberation Serif" officeooo:rsid="0009613d" officeooo:paragraph-rsid="000ca862"/>
    </style:style>
    <style:style style:name="P13" style:family="paragraph" style:parent-style-name="Standard">
      <style:paragraph-properties fo:text-align="start" style:justify-single-word="false"/>
      <style:text-properties style:font-name="Liberation Serif" officeooo:rsid="000b45fe" officeooo:paragraph-rsid="000b45fe"/>
    </style:style>
    <style:style style:name="P14" style:family="paragraph" style:parent-style-name="Standard">
      <style:paragraph-properties fo:text-align="start" style:justify-single-word="false"/>
      <style:text-properties style:font-name="Liberation Serif" officeooo:rsid="000e2005" officeooo:paragraph-rsid="000e2005"/>
    </style:style>
    <style:style style:name="P15" style:family="paragraph" style:parent-style-name="Standard">
      <style:paragraph-properties fo:margin-top="0cm" fo:margin-bottom="0.499cm" style:contextual-spacing="false"/>
    </style:style>
    <style:style style:name="T1" style:family="text">
      <style:text-properties style:text-position="super 58%"/>
    </style:style>
    <style:style style:name="T2" style:family="text">
      <style:text-properties officeooo:rsid="0009613d"/>
    </style:style>
    <style:style style:name="T3" style:family="text">
      <style:text-properties officeooo:rsid="000b45fe"/>
    </style:style>
    <style:style style:name="T4" style:family="text">
      <style:text-properties officeooo:rsid="000ca8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ext:span text:style-name="T4">QUIFAX</text:span> Data Breaches</text:p>
      <text:p text:style-name="P1"/>
      <text:p text:style-name="P1"/>
      <text:p text:style-name="P2"><text:tab/>In 2017 the department of Homeland Security notified the Equifax credit management company of a known vulnerability. For 76 days, an unknown hacker group accessed and exfiltrated data undetected. A short period after, one of the largest scale data breaches known to date was exposed. Over 147 million American, 15.2 million UK and approximately 19 Thousand Canadian user accounts had been breached and crucial personal and financial data was stolen.</text:p>
      <text:p text:style-name="P2"/>
      <text:p text:style-name="P2">Statistics based upon the penetration testing projects conducted by Positive Technologies in 2022 indicate, 93 % of organization’s in the IT, Financial, Energy, Industrial sector and government bodies remain vulnerable from an out side attack. This presents a major concern in this new age as our personal data is constantly growing and <text:span text:style-name="T2">we </text:span>have evidently become <text:span text:style-name="T2">of one </text:span>the target<text:span text:style-name="T2">s</text:span>. As we trust these entities to safe haven our data through our interaction, consuming and communication in a vast technological environment. It is up to the individual to decide, how much information will <text:span text:style-name="T2">they</text:span> allow to be online?</text:p>
      <text:p text:style-name="P2"/>
      <text:p text:style-name="P2">How much do <text:span text:style-name="T2">I</text:span> value my privacy and ultimately, what are the people we trust <text:span text:style-name="T2">doing </text:span>to keep us safe, conceal our information and secure our privacy?</text:p>
      <text:p text:style-name="P2"/>
      <text:p text:style-name="P3">The main authorit<text:span text:style-name="T2">ies</text:span> in information security in North America <text:span text:style-name="T2">are ISO 27001 and the</text:span> The National Institute of Standards and Technology. Their high standards in information security mandates that traffic travelling online across the internet connecting to websites is encrypted and follows strict protocols (TLS1.2, TLS1.3). Data in storage and data being utilized on a regular basis is not so governed. <text:s/>These standard<text:span text:style-name="T2">s</text:span> implicate the need for industry best practices and their application. However, these standard<text:span text:style-name="T2">s</text:span> are not always used and are not enforced.</text:p>
      <text:p text:style-name="P7"/>
      <text:p text:style-name="P3"><text:s/>The vulnerability that exposed almost 160 Million accounts on an Apache struts platform, was completely avoidable if the advice was <text:span text:style-name="T2">regarded and</text:span> the patch was taken seriously. </text:p>
      <text:p text:style-name="P4">CVE-2017-5638 was a remote code execution vulnerability that allowed attackers to execute arbitrary code on a server running a vulnerable version of Apache Struts. The patch was released on March 7<text:span text:style-name="T1">th</text:span> but E<text:span text:style-name="T4">QUIFAX</text:span> failed to address this vulnerability until July 29<text:span text:style-name="T1">th</text:span>. It was too late.</text:p>
      <text:p text:style-name="P4"/>
      <text:p text:style-name="P4">NIST recommends that data at rest is encrypted although it does not specify an algorithm. Industry best practice suggests the data at rest is stored with A<text:span text:style-name="T2">dvanced Encryption </text:span>S<text:span text:style-name="T2">tandard</text:span> encryption using a <text:span text:style-name="T2">minimum of a </text:span>256 bit <text:span text:style-name="T2">key length</text:span>. <text:span text:style-name="T2">There are many types of data encryption with varying levels of security. Transparent Data Encryption, File Level Encryption, Data Masking and Tokenization are some examples used to protect and secure highly sensitive data. Using symmetric encryption, these methods are mostly lightweight and not so computationally intensive.</text:span></text:p>
      <text:p text:style-name="P4"/>
      <text:p text:style-name="P12">In industry, specific risk assessments are conducted and models are generated to ensure these high levels of security are implied. They can vary in weight from sector to sector and from different types of data based upon value and sensitivity. Most large organizations like Equifax have a Governance, Risk and Compliance department whom conduct periodic audits to facilitate their operational integrity and maintain compliance. Information Security professionals that conduct scans, monitor systems and even deploy patch management programs. They identify and address known vulnerabilities implement proper techniques to configure and mange their infrastructure. Sometimes there workload and architecture can</text:p>
      <text:p text:style-name="P5"><text:soft-page-break/><text:span text:style-name="T4">g</text:span>row so large it is hard to mange every detail. Even with the best software to automate tasks and assist with some job roles. These are the challenges the modern day Information Security professional faces everyday. Data breaches are extremely common and account for Billions in damages to organization across the globe every year. The inability to protect information can seriously impede their ability to succeed in a modern world. </text:p>
      <text:p text:style-name="P5"/>
      <text:p text:style-name="P5">The advanced threats from Cyber criminal groups sophisticated techniques are a growing concern for the individual, non government organizations and major intergovernmental intelligence agencies.</text:p>
      <text:p text:style-name="P5">With almost unlimited resources these hacker groups, use reconnaissance <text:span text:style-name="T3">techniques programming tools and time to as their weapons. They wait for the right moment to strike and disappear into the night with out a trace.</text:span></text:p>
      <text:p text:style-name="P5"/>
      <text:p text:style-name="P6">As the threat landscape increases, so do the risks to organizations and opportunities for hackers to take advantage of their prey. The protectors are trained professionals who are determined and dedicate their time to learning and applying their craft so that we can operate normally on a daily basis and protect the very things people work so hard for. </text:p>
      <text:p text:style-name="P6"/>
      <text:p text:style-name="P6">The Cyber security industry is continuously growing as is our modern world but still remains a game of virtual cat and mouse. Like law enforcement agencies across the planet, the need for protecting our networks organizations and information will be a priority into the future.</text:p>
      <text:p text:style-name="P6"/>
      <text:p text:style-name="P6"/>
      <text:p text:style-name="P14">Citations:</text:p>
      <text:p text:style-name="P14"/>
      <text:h text:style-name="P11" text:outline-level="2"><text:s/>Equifax Data Breach — Expired certificates delayed breach detection</text:h>
      <text:p text:style-name="P14"><text:a xlink:type="simple" xlink:href="https://venafi.com/blog/7-data-breaches-caused-human-error-did-encryption-play-role/" text:style-name="Internet_20_link" text:visited-style-name="Visited_20_Internet_20_Link">https://venafi.com/blog/7-data-breaches-caused-human-error-did-encryption-play-role/</text:a></text:p>
      <text:p text:style-name="P14"/>
      <text:h text:style-name="P9" text:outline-level="1"><text:bookmark text:name="firstHeading"/>2017 Equifax data breach</text:h>
      <text:p text:style-name="P8">https://en.wikipedia.org/wiki/2017_Equifax_data_breach</text:p>
      <text:p text:style-name="P14">February 10, 2020</text:p>
      <text:p text:style-name="P15"><text:a xlink:type="simple" xlink:href="https://twitter.com/intent/tweet?text=Chinese%20Hackers%20Charged%20in%20Equifax%20Breach&amp;url=https://www.fbi.gov/news/stories/chinese-hackers-charged-in-equifax-breach-021020" office:target-frame-name="_blank" xlink:show="new" text:style-name="Internet_20_link" text:visited-style-name="Visited_20_Internet_20_Link">Share on Twitter</text:a> <text:a xlink:type="simple" xlink:href="https://twitter.com/intent/tweet?text=Chinese%20Hackers%20Charged%20in%20Equifax%20Breach&amp;url=https://www.fbi.gov/news/stories/chinese-hackers-charged-in-equifax-breach-021020" office:target-frame-name="_blank" xlink:show="new" text:style-name="Internet_20_link" text:visited-style-name="Visited_20_Internet_20_Link">Twitter </text:a><text:a xlink:type="simple" xlink:href="https://www.facebook.com/sharer/sharer.php?u=https://www.fbi.gov/news/stories/chinese-hackers-charged-in-equifax-breach-021020&amp;t=Chinese%20Hackers%20Charged%20in%20Equifax%20Breach" office:target-frame-name="_blank" xlink:show="new" text:style-name="Internet_20_link" text:visited-style-name="Visited_20_Internet_20_Link">Share on Facebook</text:a> <text:a xlink:type="simple" xlink:href="https://www.facebook.com/sharer/sharer.php?u=https://www.fbi.gov/news/stories/chinese-hackers-charged-in-equifax-breach-021020&amp;t=Chinese%20Hackers%20Charged%20in%20Equifax%20Breach" office:target-frame-name="_blank" xlink:show="new" text:style-name="Internet_20_link" text:visited-style-name="Visited_20_Internet_20_Link">Facebook </text:a><text:a xlink:type="simple" xlink:href="mailto:?Subject=%22Chinese%20Hackers%20Charged%20in%20Equifax%20Breach%22&amp;body=https://www.fbi.gov/news/stories/chinese-hackers-charged-in-equifax-breach-021020" office:target-frame-name="_blank" xlink:show="new" text:style-name="Internet_20_link" text:visited-style-name="Visited_20_Internet_20_Link">Email</text:a> <text:a xlink:type="simple" xlink:href="mailto:?Subject=%22Chinese%20Hackers%20Charged%20in%20Equifax%20Breach%22&amp;body=https://www.fbi.gov/news/stories/chinese-hackers-charged-in-equifax-breach-021020" office:target-frame-name="_blank" xlink:show="new" text:style-name="Internet_20_link" text:visited-style-name="Visited_20_Internet_20_Link">Email</text:a> </text:p>
      <text:h text:style-name="P10" text:outline-level="1">Chinese Military Hackers Charged in Equifax Breach</text:h>
      <text:p text:style-name="P14">https://www.fbi.gov/news/stories/chinese-hackers-charged-in-equifax-breach-0210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7T23:13:02.409000000</meta:creation-date>
    <dc:date>2023-08-11T20:51:20.092000000</dc:date>
    <meta:editing-duration>P3DT8H10M15S</meta:editing-duration>
    <meta:editing-cycles>5</meta:editing-cycles>
    <meta:generator>LibreOffice/7.5.5.2$Windows_X86_64 LibreOffice_project/ca8fe7424262805f223b9a2334bc7181abbcbf5e</meta:generator>
    <meta:document-statistic meta:table-count="0" meta:image-count="0" meta:object-count="0" meta:page-count="2" meta:paragraph-count="23" meta:word-count="807" meta:character-count="5439" meta:non-whitespace-character-count="4646"/>
  </office:meta>
</office:document-meta>
</file>